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1];[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2];[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3];[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5];[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6];[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7];[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9];[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0];[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6];[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0];[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8];[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9];[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0];[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1];[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9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6];[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7];[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8];[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9];[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0];[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1];[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2];[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03];[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4];[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5];[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6];[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7];[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8];[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9];[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0];[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1];[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2];[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1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4];[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5];[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6];[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9];[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23];[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4];[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5];[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6];[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1];[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2];[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33];[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6];[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7];[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8];[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7" office:value-type="float" office:value="23.3108">
            <text:p>23.3108000</text:p>
          </table:table-cell>
          <table:table-cell table:style-name="ce27" office:value-type="float" office:value="39.84889166666667">
            <text:p>39.8488917</text:p>
          </table:table-cell>
          <table:table-cell table:style-name="ce24" table:formula="oooc:=VLOOKUP([.F14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4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4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4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4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4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47];[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48];[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49];[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0];[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1];[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52];[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53];[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54];[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55];[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56];[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57];[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8"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58];[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59];[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60];[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61];[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62];[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63];[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64];[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65];[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66];[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67];[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20.230309">
            <text:p>20.2303090</text:p>
          </table:table-cell>
          <table:table-cell table:style-name="ce24" table:formula="oooc:=VLOOKUP([.F168];[Styles.A$1:.C$400];2)" office:value-type="string">
            <text:p>Water park</text:p>
          </table:table-cell>
          <table:table-cell table:style-name="ce24" office:value-type="float" office:value="711">
            <text:p>711</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7" table:formula="oooc:=[.A5]+[.B5]/60+[.C5]/3600" office:value-type="string">
            <text:p>23.3108000</text:p>
          </table:table-cell>
          <table:table-cell table:style-name="ce27" table:formula="oooc:=[.A9]+[.B9]/60+[.C9]/3600" office:value-type="string">
            <text:p>39.8488917</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3">
            <text:p>23</text:p>
          </table:table-cell>
          <table:table-cell table:style-name="ce24" office:value-type="float" office:value="18">
            <text:p>18</text:p>
          </table:table-cell>
          <table:table-cell table:style-name="ce24" office:value-type="float" office:value="38.88">
            <text:p>38.8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50">
            <text:p>50</text:p>
          </table:table-cell>
          <table:table-cell table:style-name="ce24" office:value-type="float" office:value="56.01">
            <text:p>56.0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